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Proxima Nova Rg" svg:font-family="'Proxima Nova Rg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ic Downey</text:p>
      <text:p text:style-name="P1"><text:span text:style-name="_5f_xbe"><text:span text:style-name="T1">2913 Einstein Way</text:span></text:span></text:p>
      <text:p text:style-name="P1"><text:span text:style-name="_5f_xbe"><text:span text:style-name="T1">Orlando, FL 32826</text:span></text:span></text:p>
      <text:p text:style-name="P1"/>
      <text:p text:style-name="P1">Dear Hiring Professional, </text:p>
      <text:p text:style-name="P1"/>
      <text:p text:style-name="P1">I am writing to express my interest in the <text:span text:style-name="T2">@@@@@@@@@@@ </text:span>position available at @@@@@@@@@@@@@ for this coming @@@@@@@@@@. I am currently a senior at UCF pursuing a Bachelor of Science in Computer Engineering. As an undergraduate, I have balanced a demanding course curriculum and a number of extracurricular activities that have allowed me to enhance my skills in the computer engineering field. With my engineering coursework, programming experience and passion for electronic hardware and software, I believe make me a strong candidate for this position. </text:p>
      <text:p text:style-name="P1"/>
      <text:p text:style-name="P1">In these engineering classes I have developed various programs such as sorting algorithms, games and file I/O and I am proficient in the programming languages C, C++, Java and Assembly. I have also worked with Code Composer Studio IDE, Xilinx IDE, and Multisim 14. Using these resources I have developed, analyzed, and improved numerous projects required for course work. Among these projects, I have designed circuit schematics, programmed microcontrollers, and studied computer architecture. I have been successful in multiple courses of Electrical Engineering which required the knowledge of circuit theory and the ability to design and develop circuits. The circuits<text:bookmark text:name="_GoBack"/> designed and analyzed in these courses include filters, diode circuits, clamping and clipping circuits, operational amplifiers and transistor circuits.</text:p>
      <text:p text:style-name="P1"/>
      <text:p text:style-name="P1">I am very interested in interviewing for this opportunity and look forward to learning more about your company. Attached, please find my resume for your consideration. I look forward to speaking with you more about this opportunity. </text:p>
      <text:p text:style-name="P1"/>
      <text:p text:style-name="P1">Please contact me at (954) 632-0697 or by email at <text:span text:style-name="T3">edowney29@gmail.com</text:span>. </text:p>
      <text:p text:style-name="P1"/>
      <text:p text:style-name="P1">Thank you for your consideration. </text:p>
      <text:p text:style-name="P1"/>
      <text:p text:style-name="P1"/>
      <text:p text:style-name="P1"/>
      <text:p text:style-name="P1">Sincerely, </text:p>
      <text:p text:style-name="P1"/>
      <text:p text:style-name="P1">Eric Down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Proxima Nova Rg" svg:font-family="'Proxima Nova Rg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roxima Nova Rg" fo:font-size="12pt" fo:language="en" fo:country="US" style:letter-kerning="true" style:font-name-asian="Calibri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 Rg" fo:font-size="12pt" fo:language="en" fo:country="US" style:letter-kerning="true" style:font-name-asian="Calibri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_5f_xbe" style:display-name="_xbe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and Center</meta:initial-creator>
    <dc:creator>Eric Downey</dc:creator>
    <meta:editing-cycles>2</meta:editing-cycles>
    <meta:print-date>2016-02-23T05:10:00</meta:print-date>
    <meta:creation-date>2016-07-23T22:54:00</meta:creation-date>
    <dc:date>2016-07-23T22:54:00</dc:date>
    <meta:editing-duration>P0D</meta:editing-duration>
    <meta:generator>LibreOffice/5.2.1.2$Windows_X86_64 LibreOffice_project/31dd62db80d4e60af04904455ec9c9219178d620</meta:generator>
    <meta:document-statistic meta:table-count="0" meta:image-count="0" meta:object-count="0" meta:page-count="1" meta:paragraph-count="11" meta:word-count="271" meta:character-count="1808" meta:non-whitespace-character-count="15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